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ilroy-Medium" svg:font-family="Gilroy-Medium, 'Helvetica Neue', Arial, sans-serif"/>
    <style:font-face style:name="Montserrat" svg:font-family="Montserrat, Helvetica, Arial, sans-serif"/>
    <style:font-face style:name="Source Sans Pro" svg:font-family="'Source Sans Pro', Arial, sans-serif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7c57" officeooo:paragraph-rsid="002a7c57"/>
    </style:style>
    <style:style style:name="P2" style:family="paragraph" style:parent-style-name="Text_20_body">
      <style:text-properties officeooo:rsid="0021a59a" officeooo:paragraph-rsid="0021a59a"/>
    </style:style>
    <style:style style:name="P3" style:family="paragraph" style:parent-style-name="Text_20_body">
      <style:text-properties officeooo:paragraph-rsid="0021d6ba"/>
    </style:style>
    <style:style style:name="P4" style:family="paragraph" style:parent-style-name="Text_20_body">
      <style:text-properties officeooo:paragraph-rsid="0023cf44"/>
    </style:style>
    <style:style style:name="P5" style:family="paragraph" style:parent-style-name="Text_20_body">
      <style:text-properties officeooo:paragraph-rsid="0025541d"/>
    </style:style>
    <style:style style:name="P6" style:family="paragraph" style:parent-style-name="Text_20_body">
      <style:text-properties officeooo:rsid="0025541d" officeooo:paragraph-rsid="0025541d"/>
    </style:style>
    <style:style style:name="P7" style:family="paragraph" style:parent-style-name="Text_20_body">
      <style:text-properties officeooo:paragraph-rsid="00257ce6"/>
    </style:style>
    <style:style style:name="P8" style:family="paragraph" style:parent-style-name="Text_20_body">
      <style:text-properties style:font-name="Liberation Serif" fo:font-size="12pt" officeooo:rsid="00257ce6" officeooo:paragraph-rsid="0021d6ba" style:font-size-asian="12pt" style:font-size-complex="12pt"/>
    </style:style>
    <style:style style:name="P9" style:family="paragraph" style:parent-style-name="Text_20_body">
      <style:text-properties officeooo:paragraph-rsid="00275d47"/>
    </style:style>
    <style:style style:name="P10" style:family="paragraph" style:parent-style-name="Text_20_body">
      <style:text-properties officeooo:paragraph-rsid="0028e61e"/>
    </style:style>
    <style:style style:name="P11" style:family="paragraph" style:parent-style-name="Text_20_body">
      <style:text-properties officeooo:paragraph-rsid="002a78bc"/>
    </style:style>
    <style:style style:name="P12" style:family="paragraph" style:parent-style-name="Text_20_body">
      <style:text-properties fo:font-size="15pt" fo:font-weight="bold" officeooo:paragraph-rsid="00257ce6" style:font-size-asian="15pt" style:font-weight-asian="bold" style:font-size-complex="15pt" style:font-weight-complex="bold"/>
    </style:style>
    <style:style style:name="P13" style:family="paragraph" style:parent-style-name="Text_20_body">
      <style:text-properties officeooo:rsid="00257ce6" officeooo:paragraph-rsid="00257ce6"/>
    </style:style>
    <style:style style:name="P14" style:family="paragraph" style:parent-style-name="Text_20_body">
      <style:text-properties officeooo:rsid="00221eca" officeooo:paragraph-rsid="00221eca"/>
    </style:style>
    <style:style style:name="P15" style:family="paragraph" style:parent-style-name="Text_20_body">
      <style:text-properties officeooo:rsid="0023cf44" officeooo:paragraph-rsid="0023cf44"/>
    </style:style>
    <style:style style:name="P16" style:family="paragraph" style:parent-style-name="Text_20_body">
      <style:text-properties officeooo:paragraph-rsid="0030d3ad"/>
    </style:style>
    <style:style style:name="P17" style:family="paragraph" style:parent-style-name="Text_20_body">
      <style:text-properties fo:font-variant="normal" fo:text-transform="none" fo:color="#292828" style:font-name="Liberation Serif" fo:font-size="12pt" fo:letter-spacing="normal" fo:font-style="normal" fo:font-weight="normal" officeooo:paragraph-rsid="0021d6ba"/>
    </style:style>
    <style:style style:name="P18" style:family="paragraph" style:parent-style-name="Text_20_body" style:list-style-name="L2">
      <style:paragraph-properties fo:orphans="2" fo:widows="2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19" style:family="paragraph" style:parent-style-name="Text_20_body">
      <style:text-properties fo:font-variant="normal" fo:text-transform="none" fo:color="#222222" style:font-name="Source Sans Pro" fo:font-size="13.5pt" fo:letter-spacing="normal" fo:font-style="normal" fo:font-weight="normal" officeooo:rsid="00257ce6" officeooo:paragraph-rsid="0021d6ba" style:font-size-asian="12pt" style:font-size-complex="12pt"/>
    </style:style>
    <style:style style:name="P20" style:family="paragraph" style:parent-style-name="Text_20_body">
      <style:text-properties officeooo:rsid="0032ae0a" officeooo:paragraph-rsid="0032ae0a"/>
    </style:style>
    <style:style style:name="P21" style:family="paragraph" style:parent-style-name="Text_20_body">
      <style:text-properties style:font-name="Liberation Serif" fo:font-size="12pt" officeooo:rsid="00257ce6" officeooo:paragraph-rsid="0021d6ba" style:font-size-asian="12pt" style:font-size-complex="12pt"/>
    </style:style>
    <style:style style:name="P22" style:family="paragraph" style:parent-style-name="Text_20_body" style:list-style-name="L3">
      <style:paragraph-properties fo:orphans="2" fo:widows="2"/>
    </style:style>
    <style:style style:name="P23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24" style:family="paragraph" style:parent-style-name="Text_20_body" style:list-style-name="L3">
      <style:paragraph-properties fo:margin-top="0in" fo:margin-bottom="0in" loext:contextual-spacing="false" fo:orphans="2" fo:widows="2"/>
    </style:style>
    <style:style style:name="P2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92828" style:font-name="Liberation Serif" fo:font-size="12pt" fo:letter-spacing="normal" fo:font-style="normal" fo:font-weight="normal"/>
    </style:style>
    <style:style style:name="P27" style:family="paragraph" style:parent-style-name="Standard">
      <style:text-properties fo:font-size="12pt" fo:font-weight="normal" officeooo:rsid="00186ff8" officeooo:paragraph-rsid="002c239c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c239c" officeooo:paragraph-rsid="002c239c" style:font-size-asian="12pt" style:font-weight-asian="normal" style:font-size-complex="12pt" style:font-weight-complex="normal"/>
    </style:style>
    <style:style style:name="P29" style:family="paragraph" style:parent-style-name="Heading_20_4">
      <style:text-properties officeooo:rsid="0032ae0a" officeooo:paragraph-rsid="0032ae0a"/>
    </style:style>
    <style:style style:name="P30" style:family="paragraph" style:parent-style-name="Heading_20_4">
      <style:text-properties fo:font-variant="normal" fo:text-transform="none" fo:color="#000000" style:font-name="apple-system" fo:letter-spacing="normal" fo:font-style="normal" fo:font-weight="bold" officeooo:rsid="0032ae0a" officeooo:paragraph-rsid="0032ae0a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style:font-name="Source Sans Pro" fo:font-size="13.5pt" fo:letter-spacing="normal" fo:font-style="normal" fo:font-weight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21eca" style:font-size-asian="12pt" style:font-size-complex="12pt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/>
    </style:style>
    <style:style style:name="T5" style:family="text">
      <style:text-properties officeooo:rsid="00221eca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2pt" fo:font-weight="normal" officeooo:rsid="0028e61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a78bc" style:font-size-asian="10.5pt" style:font-weight-asian="normal" style:font-size-complex="12pt" style:font-weight-complex="normal"/>
    </style:style>
    <style:style style:name="T9" style:family="text">
      <style:text-properties officeooo:rsid="0026ced6"/>
    </style:style>
    <style:style style:name="T10" style:family="text">
      <style:text-properties officeooo:rsid="002d1c1c"/>
    </style:style>
    <style:style style:name="T11" style:family="text">
      <style:text-properties style:text-position="super 58%" officeooo:rsid="002d1c1c"/>
    </style:style>
    <style:style style:name="T12" style:family="text">
      <style:text-properties officeooo:rsid="002f1496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30d3ad" style:font-size-asian="12pt" style:font-size-complex="12pt"/>
    </style:style>
    <style:style style:name="T15" style:family="text">
      <style:text-properties style:font-name="Liberation Serif" fo:font-size="12pt" fo:font-weight="bold" officeooo:rsid="0030d3ad" style:font-size-asian="12pt" style:font-weight-asian="bold" style:font-size-complex="12pt" style:font-weight-complex="bold"/>
    </style:style>
    <style:style style:name="T16" style:family="text">
      <style:text-properties fo:color="#0366d6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 consider myself a very shy, curious, patient, responsible and optimistic person. I love playing online videogames like Battlefield or Overwatch. <text:s/>I enjoy watching tv series and anime, and also I like reading manga. </text:p>
      <text:p text:style-name="P27"/>
      <text:p text:style-name="P28">About my carreer, well I studied Electronics Engineering in the Institute Of Technology in Orizaba, Veracruz. And <text:s/>I arrived to Mexico City 8 years ago through scholarship holder program to receive a Testing training from IBM and later I joined in the testing team in IBM. I started to work in external projects for IBM, in my first year I worked in AFORE Banamex’s Project, <text:s/>where I performed as Functional Tester my main activities were: static testing in use cases, designing of traceability matrix, designing manual testcases and execution of manual test cases. I was working with Waterfall methodology for a Year <text:span text:style-name="T12">until I left </text:span>IBM <text:span text:style-name="T12">and </text:span>I joined to Automation Test Team in Axa, where I participated in projects like ClaimCenter, Damage Emission System, Auto claim center, coding automated test scripts in Vbscript with UFT. Besides I did maintenance support to Performance Scripts in load runner, just fixing the corelations in the scripts that other co worker had done. I worked in Axa for arroun 2 and half years. I joined to Automation Test Team in Baufest 4 years ago and I participated in 2 projects: Unified Customer catalog for bimbo and BNP next generation. In the Bimbo’s project I worked for 2 months coding automated test scripts in selenium java and <text:span text:style-name="T10">also I design some automated script for data generation purposes using SOAP UI. In BNP next generation, I designed some performance script using Jmeter for web service load testing purposes. In my Last job I was working in Livingston International where I performed as Automation and Performance Tester. I coded 2 regression test suite for US Brokerage and MLP using Visual Studio <text:s/>with the Coded Ui Suite . Also I designed some performance scripts in Jmeter for Database load testing for KEC. Finally I joined to 4</text:span><text:span text:style-name="T11">th</text:span><text:span text:style-name="T10"> source 2 months and a half ago. Since then I have had some internal projects, I migrated some libraries from vbscript to C#. And currently I am trying to develop a testing tool, that could help to functional team to generate massive data. </text:span></text:p>
      <text:p text:style-name="P12"/>
      <text:p text:style-name="P12">What do you normally do out of the work?</text:p>
      <text:p text:style-name="P13">I play video games, specially first person shooters like Overwatch, Battlefield and lastly Shadows of the Tomb Raider. <text:s/>Besides I enjoy watching tv series and anime. </text:p>
      <text:p text:style-name="P7"><text:line-break/><text:span text:style-name="T6">As an automation/service testing. What are your main responsibilities?</text:span></text:p>
      <text:p text:style-name="P17">designing and writing test automation scripts</text:p>
      <text:list xml:id="list2478963503" text:style-name="L1">
        <text:list-item>
          <text:p text:style-name="P26">using test automation frameworks</text:p>
        </text:list-item>
        <text:list-item>
          <text:p text:style-name="P26">investigating problems in software as a result of testing</text:p>
        </text:list-item>
        <text:list-item>
          <text:p text:style-name="P26">working with QA analysts and software developers to find solutions</text:p>
        </text:list-item>
      </text:list>
      <text:p text:style-name="P3"><text:line-break/><text:span text:style-name="T6">How do yoi test a web service? How do you start a project that will test services?</text:span></text:p>
      <text:p text:style-name="P8"><text:span text:style-name="T1">Web Services is the mechanism or the medium of communication through which two applications / machines will exchange the data irrespective of their underline architecture and the technology.</text:span> </text:p>
      <text:p text:style-name="P19">Test Manually</text:p>
      <text:list xml:id="list3894509626" text:style-name="L2">
        <text:list-item>
          <text:p text:style-name="P23"><text:soft-page-break/>Create your own Automation Code</text:p>
        </text:list-item>
        <text:list-item>
          <text:p text:style-name="P18">Use an off-the shelf automation tool like SoapUI.</text:p>
        </text:list-item>
      </text:list>
      <text:p text:style-name="P25">WebService Testing involves following steps -</text:p>
      <text:list xml:id="list916144138" text:style-name="L3">
        <text:list-item>
          <text:p text:style-name="P24"><text:span text:style-name="Strong_20_Emphasis"><text:span text:style-name="T2">Understand the WSDL file</text:span></text:span></text:p>
        </text:list-item>
        <text:list-item>
          <text:p text:style-name="P24"><text:span text:style-name="Strong_20_Emphasis"><text:span text:style-name="T2">Determine the operations that particular web service provides</text:span></text:span></text:p>
        </text:list-item>
        <text:list-item>
          <text:p text:style-name="P24"><text:span text:style-name="Strong_20_Emphasis"><text:span text:style-name="T2">Determine the XML request format which we need to send</text:span></text:span></text:p>
        </text:list-item>
        <text:list-item>
          <text:p text:style-name="P24"><text:span text:style-name="Strong_20_Emphasis"><text:span text:style-name="T2">Determine the response XML format</text:span></text:span></text:p>
        </text:list-item>
        <text:list-item>
          <text:p text:style-name="P22"><text:span text:style-name="Strong_20_Emphasis"><text:span text:style-name="T2">Using a tool or writing code to send request and validate the response</text:span></text:span></text:p>
        </text:list-item>
      </text:list>
      <text:p text:style-name="P8"/>
      <text:p text:style-name="P3"><text:line-break/><text:span text:style-name="T6">For the automation, once you get the response? How do you validate the response? How can you make sure the response is the correct one?</text:span></text:p>
      <text:p text:style-name="P20">There are code responses that help you to make sure that a request was successful in this case with the code 200 . </text:p>
      <text:h text:style-name="P29" text:outline-level="4"><text:a xlink:type="simple" xlink:href="https://restfulapi.net/http-status-201-created/" office:target-frame-name="_blank" xlink:show="new" text:style-name="Internet_20_link" text:visited-style-name="Visited_20_Internet_20_Link"><text:span text:style-name="T4">201 (Created)</text:span></text:a></text:h>
      <text:h text:style-name="P29" text:outline-level="4"><text:a xlink:type="simple" xlink:href="https://restfulapi.net/http-status-202-accepted/" office:target-frame-name="_blank" xlink:show="new" text:style-name="Internet_20_link" text:visited-style-name="Visited_20_Internet_20_Link"><text:span text:style-name="T4">202 (Accepted)</text:span></text:a></text:h>
      <text:h text:style-name="P29" text:outline-level="4"><text:a xlink:type="simple" xlink:href="https://restfulapi.net/http-status-204-no-content/" office:target-frame-name="_blank" xlink:show="new" text:style-name="Internet_20_link" text:visited-style-name="Visited_20_Internet_20_Link"><text:span text:style-name="T4">204 (No Content)</text:span></text:a></text:h>
      <text:h text:style-name="P30" text:outline-level="4"><text:span text:style-name="T16">301 (Moved Permanently)</text:span></text:h>
      <text:p text:style-name="Text_20_body"><text:line-break/></text:p>
      <text:p text:style-name="P20"/>
      <text:p text:style-name="P3"><text:line-break/><text:span text:style-name="T6">What is the difference between a get call and a post call? And how do you validate them?</text:span><text:line-break/><text:span text:style-name="T9">Get is used to request data from a specified resource and POST is used to send data to a server to create /update a resource</text:span></text:p>
      <text:p text:style-name="P3"><text:line-break/><text:span text:style-name="T6">David<text:line-break/>What is the language that you use for the service testing? Xml or jason? What is the difference?</text:span></text:p>
      <text:p text:style-name="P2">XML for SOAP</text:p>
      <text:p text:style-name="P2"><text:soft-page-break/>REST <text:span text:style-name="T5">XML/JSON/ String parameters in URL</text:span></text:p>
      <text:p text:style-name="P16"><text:line-break/><text:span text:style-name="T6">What is the benefit of using json instead of xml?</text:span></text:p>
      <text:p text:style-name="P16"><text:span text:style-name="T3">JSON has a more compact style than XML, and it is often more readable. The lightweight approach of JSON can make significant improvements in RESTful APIs working with complex systems.</text:span><text:span text:style-name="T13"> </text:span></text:p>
      <text:p text:style-name="P16"><text:span text:style-name="T15">JSON structure is more readable. You have an easier time mapping to domain objects. </text:span></text:p>
      <text:p text:style-name="P9"><text:line-break/><text:span text:style-name="T6">What you were doing with UFT?</text:span></text:p>
      <text:p text:style-name="P14">I was developing automated test scripts for regression testing purposes in Axa’s projects. Like Claimcenter, Autos.</text:p>
      <text:p text:style-name="P10"><text:line-break/><text:span text:style-name="T6">In UFT, what is a virtual object? When do you use them?</text:span></text:p>
      <text:p text:style-name="P11"><text:span text:style-name="T7">It is an object type in UFT that helps to recognize objects that are not easily recognized by QTP. </text:span><text:line-break/><text:span text:style-name="T6">What is a lógical name in an object? What does that mean?<text:line-break/>What is the difference between waterfall and agile?</text:span></text:p>
      <text:p text:style-name="P11"><text:span text:style-name="T8">Waterfall is a sequential order methodology, the team moves to the next phase or deliverable only if the previous step/phase were completed successfully. In the other hand we have that Agile is a practice that helps continuous iteration of the development, so the development and testing activities are concurrent. </text:span><text:span text:style-name="T6"><text:line-break/>When do you use waterfall over agile?</text:span></text:p>
      <text:p text:style-name="P11"><text:span text:style-name="T8">When projects have well defined requirements and no changes are expected. </text:span><text:span text:style-name="T6"><text:line-break/>What is bdb(?)</text:span></text:p>
      <text:p text:style-name="P11"><text:span text:style-name="T8">Behavior Driven Develpment. This is an approach oriented to check the behavior of the code it is right from the point of view of the business client. </text:span><text:line-break/><text:line-break/>Pavan<text:line-break/>How do you the regression test for the webservices?<text:line-break/>Do you suggest to have all the webservices or do you suggest some manual and automation?<text:line-break/>Why it is not good to have 100% automated the web services?<text:line-break/><text:line-break/>David<text:line-break/>Are you familiar with LINUX environment?</text:p>
      <text:p text:style-name="P15">Yes I am. I used to do my university projects on it. </text:p>
      <text:p text:style-name="P4"><text:line-break/>What is grep in linux?</text:p>
      <text:p text:style-name="P15">It is a command line to search in files through regular expressions. </text:p>
      <text:p text:style-name="P5"><text:soft-page-break/><text:line-break/>What is top in linux?<text:line-break/>If you want to find a file name, what command would you use?</text:p>
      <text:p text:style-name="P6">Grep.</text:p>
      <text:p text:style-name="P5"><text:line-break/>Are you familiar with regular expressions?<text:line-break/><text:line-break/>Pavan<text:line-break/>Are you familiar with swagger?<text:line-break/>How swagger would help you in testing?<text:line-break/>Are you familiar to read swagger and convert the swagger file into automation scripts?<text:line-break/>Have you test the api get(?) How will you use this for testing?<text:line-break/>How would you maintain the traceability between all these 3?<text:line-break/>Are you familiar using ALM and JIRA?</text:p>
      <text:p text:style-name="P1">END POI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ilroy-Medium" svg:font-family="Gilroy-Medium, 'Helvetica Neue', Arial, sans-serif"/>
    <style:font-face style:name="Montserrat" svg:font-family="Montserrat, Helvetica, Arial, sans-serif"/>
    <style:font-face style:name="Source Sans Pro" svg:font-family="'Source Sans Pro', Arial, sans-serif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1:40:23.553000000</meta:creation-date>
    <dc:date>2019-05-17T13:26:16.118000000</dc:date>
    <meta:editing-duration>PT1H51M7S</meta:editing-duration>
    <meta:editing-cycles>10</meta:editing-cycles>
    <meta:generator>LibreOffice/6.1.5.2$Windows_X86_64 LibreOffice_project/90f8dcf33c87b3705e78202e3df5142b201bd805</meta:generator>
    <meta:document-statistic meta:table-count="0" meta:image-count="0" meta:object-count="0" meta:page-count="4" meta:paragraph-count="48" meta:word-count="1077" meta:character-count="6260" meta:non-whitespace-character-count="5206"/>
  </office:meta>
</office:document-meta>
</file>